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KILLS</text:p>
      <text:p text:style-name="Standard">Programming Languages</text:p>
      <text:p text:style-name="Standard">Java, JavaScrip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1:25:16.480108882</meta:creation-date>
    <dc:date>2024-03-14T11:30:49.537720950</dc:date>
    <meta:editing-duration>PT54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3" meta:word-count="5" meta:character-count="43" meta:non-whitespace-character-count="41"/>
  </office:meta>
</office:document-meta>
</file>